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1499cc" officeooo:paragraph-rsid="001499cc"/>
    </style:style>
    <style:style style:name="P2" style:family="paragraph" style:parent-style-name="Preformatted_20_Text" style:list-style-name="L1">
      <style:paragraph-properties fo:text-align="justify" style:justify-single-word="false"/>
      <style:text-properties officeooo:rsid="001499cc" officeooo:paragraph-rsid="001499cc"/>
    </style:style>
    <style:style style:name="P3" style:family="paragraph" style:parent-style-name="Preformatted_20_Text" style:list-style-name="L2">
      <style:paragraph-properties fo:text-align="justify" style:justify-single-word="false"/>
      <style:text-properties officeooo:rsid="001499cc" officeooo:paragraph-rsid="001499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O projeto é um jogo desenvolvido em Python, sendo uma adaptação de outro jogo, “Where is the world is Carmen Sandiego?”, muito popular nas décadas de 80 e 90. O objetivo do jogo é encontrar bandidos da gangue de Carmen Sandiego que cometem crimes por todo o mundo. Para capturar os bandidos, o jogador deve persegui-los por todo o mundo, coletando pistas sobre seu paradeiro e sobre as características do bandido. Não adianta capturá-lo sem que o jogador tenha um mandado de prisão expedido com as caracteristicas corretas do bandido. Na medida em que bandidos vão sendo capturados, o jogador sobe de patente. </text:p>
      <text:p text:style-name="P1"><text:tab/>As patentes variam de Cadete, Guarda local, Detetive, Policial Federal, Agente Secreto, Inspetor até Chefe de Polícia. Apenas na patente de Chefe de Polícia é que ele será autorizado a perseguir a própria Carmen Sandiego! O jogador sobe de patente quando ele consegue capturar um bandido da gangue de Carmen Sandiego. A cada vez que o jogador, durante uma perseguição, deixar o bandido fugir ou capturá-lo sem um mandado de busca correto, o jogador perde 1 chance de captura. Ao todo o jogador dispõe de 5 chances de captura. Caso essas chances acabem, o jogo acaba e o jogador terá que recomeçar da patente de Cadete.</text:p>
      <text:p text:style-name="P1"><text:tab/>O jogador deve procurar o bandido em uma janela de tempo que é determinada pela dificuldade de pegar o bandido, a cada viagem que o jogador dá, é descontado . Bandidos mais difíceis devem ser capturados em menos tempo e precisam de mais características identificadas para serem capturados. </text:p>
      <text:p text:style-name="P1"><text:tab/>Em cada cidade que ele for, o jogador pode visitar 3 lugares que podem possuir pistas ou não. Visitar esses locais consome tempo e podem ter 4 tipos de pista:</text:p>
      <text:list xml:id="list528966414" text:style-name="L1">
        <text:list-item>
          <text:p text:style-name="P2"><text:s/>Pista de outras cidades visitadas pelo bandido</text:p>
        </text:list-item>
        <text:list-item>
          <text:p text:style-name="P2"><text:s/>Pista de uma característica do bandido</text:p>
        </text:list-item>
        <text:list-item>
          <text:p text:style-name="P2"><text:s/>Frases aleatórios que não servirão de nada</text:p>
        </text:list-item>
      </text:list>
      <text:p text:style-name="P1"><text:tab/>Além disso, em um desses locais, pode estar o próprio bandido que deve ser capturado. Caso isso aconteça, o jogador capturará o bandido se estiver com o mandado de prisão correto em mãos.</text:p>
      <text:p text:style-name="P1"><text:tab/>Sempre que o jogador conseguir uma pista de característica do bandido, ele pode colocar essa característica no computador da polícia para tentar gerar um mandado de prisão. A quantidade de características necessárias para gerar um mandado de prisão é variável de acordo com a dificuldade de pegar o bandido e, por consequência, da patente.</text:p>
      <text:list xml:id="list3138428825" text:style-name="L2">
        <text:list-item>
          <text:p text:style-name="P3">Cadete, guarda local - 3 características</text:p>
        </text:list-item>
        <text:list-item>
          <text:p text:style-name="P3">Detetive, policial federal e agente secreto - 4 características</text:p>
        </text:list-item>
        <text:list-item>
          <text:p text:style-name="P3">Inspetor e chefe de polícia - 5 característica</text:p>
        </text:list-item>
      </text:list>
      <text:p text:style-name="P1"><text:tab/>O jogador pode salvar o jogo a qualquer momento para continuar em um momento futuro. Mas se uma perseguição estiver em curso, o progresso daquela perseguição é perdido. O jogador terá que recomeçar a perseguição e terá descontado 1 chance de captura.</text:p>
      <text:p text:style-name="P1"><text:tab/></text:p>
      <text:p text:style-name="P1">* Esc e botão direito do mouse servem para voltar quando estiver clicado em um botão.</text:p>
      <text:p text:style-name="P1"/>
      <text:p text:style-name="P1">Boa sor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00:08:49.054796754</dc:date>
    <meta:editing-duration>PT1M39S</meta:editing-duration>
    <meta:editing-cycles>1</meta:editing-cycles>
    <meta:document-statistic meta:table-count="0" meta:image-count="0" meta:object-count="0" meta:page-count="1" meta:paragraph-count="16" meta:word-count="483" meta:character-count="2845" meta:non-whitespace-character-count="2370"/>
    <meta:generator>LibreOffice/5.3.2.2$Linux_X86_64 LibreOffice_project/30m0$Build-2</meta:generator>
  </office:meta>
</office:document-meta>
</file>